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font-weight="bold" officeooo:rsid="00183693" officeooo:paragraph-rsid="00183693" style:font-size-asian="20pt" style:font-weight-asian="bold" style:font-size-complex="20pt" style:font-weight-complex="bold"/>
    </style:style>
    <style:style style:name="P2" style:family="paragraph" style:parent-style-name="Standard">
      <style:paragraph-properties fo:text-align="center" style:justify-single-word="false"/>
      <style:text-properties officeooo:rsid="00183693" officeooo:paragraph-rsid="00183693"/>
    </style:style>
    <style:style style:name="P3" style:family="paragraph" style:parent-style-name="Standard">
      <style:paragraph-properties fo:text-align="center" style:justify-single-word="false"/>
      <style:text-properties officeooo:rsid="00189b13" officeooo:paragraph-rsid="00189b13"/>
    </style:style>
    <style:style style:name="P4" style:family="paragraph" style:parent-style-name="Standard">
      <style:text-properties officeooo:rsid="00183693" officeooo:paragraph-rsid="00183693"/>
    </style:style>
    <style:style style:name="P5" style:family="paragraph" style:parent-style-name="Standard">
      <style:text-properties officeooo:rsid="001bee6c" officeooo:paragraph-rsid="001bee6c"/>
    </style:style>
    <style:style style:name="P6" style:family="paragraph" style:parent-style-name="Standard" style:list-style-name="L1">
      <style:text-properties officeooo:rsid="001bee6c" officeooo:paragraph-rsid="001d1296"/>
    </style:style>
    <style:style style:name="P7" style:family="paragraph" style:parent-style-name="Standard">
      <style:text-properties officeooo:rsid="001bee6c" officeooo:paragraph-rsid="001d1296"/>
    </style:style>
    <style:style style:name="P8" style:family="paragraph" style:parent-style-name="Standard">
      <style:text-properties officeooo:rsid="00207091" officeooo:paragraph-rsid="00207091"/>
    </style:style>
    <style:style style:name="T1" style:family="text">
      <style:text-properties officeooo:rsid="00189b13"/>
    </style:style>
    <style:style style:name="T2" style:family="text">
      <style:text-properties officeooo:rsid="00197161"/>
    </style:style>
    <style:style style:name="T3" style:family="text">
      <style:text-properties officeooo:rsid="001991df"/>
    </style:style>
    <style:style style:name="T4" style:family="text">
      <style:text-properties officeooo:rsid="001b7e47"/>
    </style:style>
    <style:style style:name="T5" style:family="text">
      <style:text-properties officeooo:rsid="001d1296"/>
    </style:style>
    <style:style style:name="T6" style:family="text">
      <style:text-properties officeooo:rsid="001d381a"/>
    </style:style>
    <style:style style:name="T7" style:family="text">
      <style:text-properties officeooo:rsid="00202f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 Perryman</text:p>
      <text:p text:style-name="P2"><text:a xlink:type="simple" xlink:href="mailto:jon.perryman@gmail.com" text:style-name="Internet_20_link" text:visited-style-name="Visited_20_Internet_20_Link">jon.perryman@gmail.com</text:a></text:p>
      <text:p text:style-name="P2">650-559-0864</text:p>
      <text:p text:style-name="P3">Position: Senior back-end engineer for Rumble Studio</text:p>
      <text:p text:style-name="P4"/>
      <text:p text:style-name="P4"><text:span text:style-name="T1">This is not a typical resume because my skills are far beyond most computer professionals. Instead, I will focus on problems </text:span><text:span text:style-name="T2">that I believe </text:span><text:span text:style-name="T1">you are solving, </text:span><text:span text:style-name="T2">some suggestions on solving those problems </text:span><text:span text:style-name="T3">and how I can help Rumble overtake it’s strongest competitor (Google’s YouTube).</text:span><text:span text:style-name="T2"> </text:span><text:span text:style-name="T4">If a problem that interests you is not included, please feel free to bring it up for discussion.</text:span></text:p>
      <text:p text:style-name="P4"/>
      <text:p text:style-name="P5">Stopping Google from leading the industry down a black hole:</text:p>
      <text:list text:style-name="L1">
        <text:list-item>
          <text:p text:style-name="P6">Work smarter <text:span text:style-name="T5">with great design. You can’t compete against massive resources (5M servers, 182K employees, massive amounts of self built software, influence over hardware).</text:span></text:p>
        </text:list-item>
        <text:list-item>
          <text:p text:style-name="P6"><text:s/><text:span text:style-name="T6">Take advantage of Google’s mistakes. </text:span><text:span text:style-name="T7">They modeled Google Go after C with it’s terrible inefficiencies. They developed ChromeOS because Linux Desktop couldn’t compete with MS Windows (Despite not being free, Windows is still dominate).With 5M servers, why aren’t they using 2,000 core computers. </text:span></text:p>
        </text:list-item>
      </text:list>
      <text:p text:style-name="P7"/>
      <text:p text:style-name="P8">Distributed systems, latency, data consistency, fault tolerance, micro-services, interservice-comms, data consistency, deploy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4T08:28:59.590268000</meta:creation-date>
    <dc:date>2025-03-24T12:47:43.405376300</dc:date>
    <meta:editing-duration>PT30M11S</meta:editing-duration>
    <meta:editing-cycles>1</meta:editing-cycles>
    <meta:document-statistic meta:table-count="0" meta:image-count="0" meta:object-count="0" meta:page-count="1" meta:paragraph-count="9" meta:word-count="165" meta:character-count="1132" meta:non-whitespace-character-count="976"/>
    <meta:generator>LibreOffice/25.2.0.3$Windows_X86_64 LibreOffice_project/e1cf4a87eb02d755bce1a01209907ea5ddc8f069</meta:generator>
  </office:meta>
</office:document-meta>
</file>